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5.535cm" table:align="left"/>
    </style:style>
    <style:style style:name="Tabela1.A" style:family="table-column">
      <style:table-column-properties style:column-width="5.983cm"/>
    </style:style>
    <style:style style:name="Tabela1.B" style:family="table-column">
      <style:table-column-properties style:column-width="9.551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📊 Co program robi (zgodnie z poleceniem)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Krok</text:p>
            </table:table-cell>
            <table:table-cell table:style-name="Tabela1.A1" office:value-type="string">
              <text:p text:style-name="Table_20_Heading">Realizacja</text:p>
            </table:table-cell>
          </table:table-row>
        </table:table-header-rows>
        <table:table-row>
          <table:table-cell table:style-name="Tabela1.A1" office:value-type="string">
            <text:p text:style-name="Table_20_Contents">Generuje dane</text:p>
          </table:table-cell>
          <table:table-cell table:style-name="Tabela1.A1" office:value-type="string">
            <text:p text:style-name="Table_20_Contents">Tak (temp 0–30, ε −10 do 10, sales = 5*temp + 50 + ε)</text:p>
          </table:table-cell>
        </table:table-row>
        <table:table-row>
          <table:table-cell table:style-name="Tabela1.A1" office:value-type="string">
            <text:p text:style-name="Table_20_Contents">Wyświetla 10 pierwszych wierszy</text:p>
          </table:table-cell>
          <table:table-cell table:style-name="Tabela1.A1" office:value-type="string">
            <text:p text:style-name="Table_20_Contents"><text:span text:style-name="Source_20_Text">print(data.head(10))</text:span></text:p>
          </table:table-cell>
        </table:table-row>
        <table:table-row>
          <table:table-cell table:style-name="Tabela1.A1" office:value-type="string">
            <text:p text:style-name="Table_20_Contents">Podział 80/20</text:p>
          </table:table-cell>
          <table:table-cell table:style-name="Tabela1.A1" office:value-type="string">
            <text:p text:style-name="Table_20_Contents"><text:span text:style-name="Source_20_Text">train_test_split(test_size=0.2)</text:span></text:p>
          </table:table-cell>
        </table:table-row>
        <table:table-row>
          <table:table-cell table:style-name="Tabela1.A1" office:value-type="string">
            <text:p text:style-name="Table_20_Contents">Regresja OLS</text:p>
          </table:table-cell>
          <table:table-cell table:style-name="Tabela1.A1" office:value-type="string">
            <text:p text:style-name="Table_20_Contents"><text:span text:style-name="Source_20_Text">LinearRegression()</text:span></text:p>
          </table:table-cell>
        </table:table-row>
        <table:table-row>
          <table:table-cell table:style-name="Tabela1.A1" office:value-type="string">
            <text:p text:style-name="Table_20_Contents">Oblicza MSE i R²</text:p>
          </table:table-cell>
          <table:table-cell table:style-name="Tabela1.A1" office:value-type="string">
            <text:p text:style-name="Table_20_Contents"><text:span text:style-name="Source_20_Text">mean_squared_error</text:span>, <text:span text:style-name="Source_20_Text">r2_score</text:span></text:p>
          </table:table-cell>
        </table:table-row>
        <table:table-row>
          <table:table-cell table:style-name="Tabela1.A1" office:value-type="string">
            <text:p text:style-name="Table_20_Contents">Rysuje wykres</text:p>
          </table:table-cell>
          <table:table-cell table:style-name="Tabela1.A1" office:value-type="string">
            <text:p text:style-name="Table_20_Contents"><text:span text:style-name="Source_20_Text">matplotlib</text:span></text:p>
          </table:table-cell>
        </table:table-row>
        <table:table-row>
          <table:table-cell table:style-name="Tabela1.A1" office:value-type="string">
            <text:p text:style-name="Table_20_Contents">Interpretacja</text:p>
          </table:table-cell>
          <table:table-cell table:style-name="Tabela1.A1" office:value-type="string">
            <text:p text:style-name="Table_20_Contents">drukowana w konsoli</text:p>
          </table:table-cell>
        </table:table-row>
      </table:table>
      <text:p text:style-name="Horizontal_20_Line"/>
      <text:h text:style-name="Heading_20_2" text:outline-level="2">📝 Interpretacja (do sprawozdania)</text:h>
      <text:p text:style-name="Text_20_body">Możesz wkleić:</text:p>
      <text:p text:style-name="Quotations">The estimated slope is close to 5, which means that for each additional 1°C increase in temperature, ice cream sales increase by approximately 5 scoops per day.<text:line-break/>The intercept is close to 50, which represents the expected sales when the temperature is 0°C.<text:line-break/>The high R² value (close to 1) indicates that temperature explains most of the variability in ice cream sales, making the model meaningful and appropriate for this context.</text:p>
      <text:p text:style-name="Quotations"/>
      <text:p text:style-name="Quotations"/>
      <text:p text:style-name="Quotations">Szacowane nachylenie prostej regresji wynosi około 5, co oznacza, że każdy dodatkowy wzrost temperatury o 1°C powoduje zwiększenie sprzedaży lodów o około 5 gałek dziennie.<text:line-break/>Wyraz wolny jest bliski 50 i reprezentuje przewidywaną sprzedaż przy temperaturze 0°C.<text:line-break/>Wysoka wartość współczynnika R² (bliska 1) wskazuje, że temperatura wyjaśnia większość zmienności w sprzedaży lodów, co sprawia, że model jest trafny i odpowiedni w tym kontekście. </text:p>
      <text:p text:style-name="Horizontal_20_Line"/>
      <text:h text:style-name="Heading_20_2" text:outline-level="2">📦 Pliki do oddania</text:h>
      <text:list text:style-name="L1">
        <text:list-item>
          <text:p text:style-name="P3"><text:span text:style-name="Source_20_Text">zadanie1_regresja.py</text:span> — kod</text:p>
        </text:list-item>
        <text:list-item>
          <text:p text:style-name="P3">(opcjonalnie) zapis wykresu: możesz dodać <text:span text:style-name="Source_20_Text">plt.savefig("wykres.png")</text:span></text:p>
        </text:list-item>
        <text:list-item>
          <text:p text:style-name="P3">(opcjonalnie) zapis danych:</text:p>
        </text:list-item>
      </text:list>
      <text:p text:style-name="Text_20_body">Dodaj przed końcem:</text:p>
      <text:p text:style-name="P2"><text:span text:style-name="Source_20_Text">data.to_csv("ice_cream_sales.csv", index=False)</text:span></text:p>
      <text:p text:style-name="Horizontal_20_Line"/>
      <text:h text:style-name="Heading_20_2" text:outline-level="2"><text:soft-page-break/>▶️ Jak uruchomić</text:h>
      <text:p text:style-name="P1"><text:span text:style-name="Source_20_Text">pip install numpy pandas matplotlib scikit-learn</text:span></text:p>
      <text:p text:style-name="P2"><text:span text:style-name="Source_20_Text">python zadanie1_regresja.py</text:span></text:p>
      <text:p text:style-name="Horizontal_20_Line"/>
      <text:p text:style-name="Text_20_body">Jeśli chcesz, mogę:</text:p>
      <text:list text:style-name="L2">
        <text:list-item>
          <text:p text:style-name="P4">zapisać wykres i wyniki do pliku <text:span text:style-name="Source_20_Text">.txt</text:span> / <text:span text:style-name="Source_20_Text">.pdf</text:span>,</text:p>
        </text:list-item>
        <text:list-item>
          <text:p text:style-name="P4">przerobić to na notebook <text:span text:style-name="Source_20_Text">.ipynb</text:span>,</text:p>
        </text:list-item>
        <text:list-item>
          <text:p text:style-name="P4">albo dodać więcej komentarzy pod styl akademicki 😊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0T16:18:41.253000000</meta:creation-date>
    <dc:date>2026-01-16T18:16:06.942000000</dc:date>
    <meta:editing-duration>PT1H31M12S</meta:editing-duration>
    <meta:editing-cycles>2</meta:editing-cycles>
    <meta:generator>LibreOffice/7.4.7.2$Windows_X86_64 LibreOffice_project/723314e595e8007d3cf785c16538505a1c878ca5</meta:generator>
    <meta:document-statistic meta:table-count="1" meta:image-count="0" meta:object-count="0" meta:page-count="2" meta:paragraph-count="34" meta:word-count="255" meta:character-count="1706" meta:non-whitespace-character-count="1493"/>
  </office:meta>
</office:document-meta>
</file>